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6000001959E08E165A7F27BD8.png" manifest:media-type="image/png"/>
  <manifest:file-entry manifest:full-path="Pictures/1000000100000422000001BD203F88F3845963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5cm" svg:y="7.091cm" svg:width="17cm" svg:height="7.149cm" draw:z-index="0"><draw:image xlink:href="Pictures/1000000100000422000001BD203F88F384596321.png" xlink:type="simple" xlink:show="embed" xlink:actuate="onLoad" draw:mime-type="image/png"/></draw:frame><draw:frame draw:style-name="fr1" draw:name="Image2" text:anchor-type="char" svg:x="0.45cm" svg:y="1.164cm" svg:width="17cm" svg:height="6.292cm" draw:z-index="1"><draw:image xlink:href="Pictures/1000000100000446000001959E08E165A7F27B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00:15.977498979</meta:creation-date>
    <dc:date>2023-11-20T18:01:34.308090971</dc:date>
    <meta:editing-duration>PT1M1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